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font-name="Cantarel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&gt;&gt; TRIES</text:p>
          </table:table-cell>
          <table:table-cell table:style-name="ce3" office:value-type="string" calcext:value-type="string">
            <text:p>DOWN ARE RESULTS 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4:45:29.109292692</meta:creation-date>
    <dc:date>2024-11-16T15:01:45.211665488</dc:date>
    <meta:editing-duration>PT16M15S</meta:editing-duration>
    <meta:editing-cycles>8</meta:editing-cycles>
    <meta:generator>LibreOffice/7.4.7.2$Linux_X86_64 LibreOffice_project/40$Build-2</meta:generator>
    <meta:document-statistic meta:table-count="1" meta:cell-count="3641" meta:object-count="0"/>
  </office:meta>
</office:document-meta>
</file>